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0aa413" officeooo:paragraph-rsid="000aa413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098629" officeooo:paragraph-rsid="001dd6b0" style:font-weight-asian="bold" style:font-weight-complex="bold"/>
    </style:style>
    <style:style style:name="P3" style:family="paragraph" style:parent-style-name="Standard">
      <style:text-properties style:font-name="Liberation Mono" fo:font-weight="normal" officeooo:rsid="000aa413" officeooo:paragraph-rsid="000aa413" style:font-weight-asian="normal" style:font-weight-complex="normal"/>
    </style:style>
    <style:style style:name="P4" style:family="paragraph" style:parent-style-name="Standard">
      <style:text-properties style:font-name="Liberation Mono" fo:font-size="16pt" style:text-underline-style="solid" style:text-underline-width="auto" style:text-underline-color="font-color" fo:font-weight="bold" officeooo:rsid="00270003" officeooo:paragraph-rsid="00270003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Mono" fo:font-size="16pt" style:text-underline-style="solid" style:text-underline-width="auto" style:text-underline-color="font-color" fo:font-weight="bold" officeooo:rsid="00098629" officeooo:paragraph-rsid="00098629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Mono" fo:font-size="16pt" style:text-underline-style="solid" style:text-underline-width="auto" style:text-underline-color="font-color" fo:font-weight="bold" officeooo:rsid="000dcebe" officeooo:paragraph-rsid="000dcebe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Liberation Mono" fo:font-size="12pt" style:text-underline-style="none" fo:font-weight="normal" officeooo:rsid="00270003" officeooo:paragraph-rsid="00432e09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style:text-underline-style="none" fo:font-weight="normal" officeooo:rsid="0028b1b1" officeooo:paragraph-rsid="0028b1b1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style:text-underline-style="none" fo:font-weight="normal" officeooo:rsid="002aadae" officeooo:paragraph-rsid="002aadae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style:text-underline-style="none" fo:font-weight="normal" officeooo:rsid="000f177b" officeooo:paragraph-rsid="002aada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style:text-underline-style="none" fo:font-weight="normal" officeooo:rsid="000f177b" officeooo:paragraph-rsid="000f177b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style:text-underline-style="none" fo:font-weight="normal" officeooo:rsid="002afef1" officeooo:paragraph-rsid="002afef1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style:text-underline-style="none" fo:font-weight="normal" officeooo:rsid="0030e194" officeooo:paragraph-rsid="0030e194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style:text-underline-style="none" fo:font-weight="normal" officeooo:rsid="0033eff1" officeooo:paragraph-rsid="0033eff1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style:text-underline-style="none" fo:font-weight="normal" officeooo:rsid="00340d99" officeooo:paragraph-rsid="00340d9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style:text-underline-style="none" fo:font-weight="normal" officeooo:rsid="004444bd" officeooo:paragraph-rsid="004444b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style:text-underline-style="none" fo:font-weight="bold" officeooo:rsid="001dd6b0" officeooo:paragraph-rsid="001dd6b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Mono" officeooo:rsid="00098629" officeooo:paragraph-rsid="00098629"/>
    </style:style>
    <style:style style:name="P19" style:family="paragraph" style:parent-style-name="Standard">
      <style:text-properties style:font-name="Liberation Mono" officeooo:rsid="000dcebe" officeooo:paragraph-rsid="000dcebe"/>
    </style:style>
    <style:style style:name="T1" style:family="text">
      <style:text-properties officeooo:rsid="000f177b"/>
    </style:style>
    <style:style style:name="T2" style:family="text">
      <style:text-properties officeooo:rsid="00108405"/>
    </style:style>
    <style:style style:name="T3" style:family="text">
      <style:text-properties officeooo:rsid="0016bd04"/>
    </style:style>
    <style:style style:name="T4" style:family="text">
      <style:text-properties officeooo:rsid="001dd6b0"/>
    </style:style>
    <style:style style:name="T5" style:family="text">
      <style:text-properties officeooo:rsid="00214ea4"/>
    </style:style>
    <style:style style:name="T6" style:family="text">
      <style:text-properties officeooo:rsid="00293e42"/>
    </style:style>
    <style:style style:name="T7" style:family="text">
      <style:text-properties officeooo:rsid="002aadae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officeooo:rsid="00432e09"/>
    </style:style>
    <style:style style:name="T10" style:family="text">
      <style:text-properties officeooo:rsid="0044f447"/>
    </style:style>
    <style:style style:name="T11" style:family="text">
      <style:text-properties officeooo:rsid="004624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mitted By: </text:p>
      <text:p text:style-name="P3">Naveen Venkat</text:p>
      <text:p text:style-name="P3">2015A7PS0078P</text:p>
      <text:p text:style-name="P1"/>
      <text:p text:style-name="P4">Assumptions:</text:p>
      <text:p text:style-name="P8"><text:span text:style-name="T9">1</text:span>. <text:span text:style-name="T6">Only ID can be passed as the argument to a function</text:span></text:p>
      <text:p text:style-name="P7"><text:span text:style-name="T9">2</text:span>. SIZE operator can be used before any ID in arithmetic expressions (not in boolean expressions)</text:p>
      <text:p text:style-name="P16">3. *,/ <text:span text:style-name="T11">have higher precedence over +,-</text:span></text:p>
      <text:p text:style-name="P1"/>
      <text:p text:style-name="P5"><text:span text:style-name="T5">MODIFIED </text:span>GRAMMAR RULES</text:p>
      <text:p text:style-name="P18"/>
      <text:p text:style-name="P18">1. &lt;mainFunction&gt; ===&gt; MAIN SQO SQC &lt;stmtsAndFunctionDefs&gt; END</text:p>
      <text:p text:style-name="P18">2. &lt;stmtsAndFunctionDefs&gt; ===&gt; &lt;stmtOrFunctionDef&gt; &lt;x1&gt;</text:p>
      <text:p text:style-name="P18">3. &lt;x1&gt; ===&gt; _epsilon_</text:p>
      <text:p text:style-name="P18">4. &lt;x1&gt; ===&gt; &lt;stmtsAndFunctionDefs&gt;</text:p>
      <text:p text:style-name="P18">5. &lt;stmtOrFunctionDef&gt; ===&gt; &lt;stmt&gt;</text:p>
      <text:p text:style-name="P18">6. &lt;stmtOrFunctionDef&gt; ===&gt; &lt;functionDef&gt;</text:p>
      <text:p text:style-name="P18">7. &lt;stmt&gt; ===&gt; &lt;funCallStmt&gt;</text:p>
      <text:p text:style-name="P18">8. &lt;stmt&gt; ===&gt; &lt;declarationStmt&gt;</text:p>
      <text:p text:style-name="P18">9. &lt;stmt&gt; ===&gt; &lt;ifStmt&gt;</text:p>
      <text:p text:style-name="P18">10. &lt;stmt&gt; ===&gt; &lt;ioStmt&gt;</text:p>
      <text:p text:style-name="P18">11. &lt;stmt&gt; ===&gt; &lt;assignmentStmt&gt;</text:p>
      <text:p text:style-name="P18">12. &lt;functionDef&gt; ===&gt; FUNCTION SQO &lt;parameter_list&gt; SQC ASSIGNOP FUNID SQO &lt;parameter_list&gt; SQC &lt;stmtsAndFunctionDefs&gt; END</text:p>
      <text:p text:style-name="P18">13. &lt;parameter_list&gt; ===&gt; _epsilon_</text:p>
      <text:p text:style-name="P18">14. &lt;parameter_list&gt; ===&gt; &lt;type&gt; ID &lt;other_params&gt;</text:p>
      <text:p text:style-name="P18">15. &lt;other_params&gt; ===&gt; _epsilon_</text:p>
      <text:p text:style-name="P18">16. &lt;other_params&gt; ===&gt; COMMA &lt;type&gt; ID &lt;other_params&gt;</text:p>
      <text:p text:style-name="P18">17. &lt;type&gt; ===&gt; INT</text:p>
      <text:p text:style-name="P18">18. &lt;type&gt; ===&gt; REAL</text:p>
      <text:p text:style-name="P18">19. &lt;type&gt; ===&gt; STRING</text:p>
      <text:p text:style-name="P18">20. &lt;type&gt; ===&gt; MATRIX</text:p>
      <text:p text:style-name="P18">21. &lt;funCallStmt&gt; ===&gt; &lt;functionCall&gt; SEMICOLON</text:p>
      <text:p text:style-name="P18">22. &lt;functionCall&gt; ===&gt; FUNID OP &lt;id_list&gt; CL</text:p>
      <text:p text:style-name="P18">23. &lt;declarationStmt&gt; ===&gt; &lt;type&gt; &lt;id_list&gt; SEMICOLON</text:p>
      <text:p text:style-name="P18">24. &lt;ifStmt&gt; ===&gt; IF OP &lt;booleanExpression&gt; CL &lt;stmtsAndFunctionDefs&gt; &lt;x2&gt;</text:p>
      <text:p text:style-name="P18">25. &lt;x2&gt; ===&gt; ENDIF</text:p>
      <text:p text:style-name="P18">26. &lt;x2&gt; ===&gt; ELSE &lt;stmtsAndFunctionDefs&gt; ENDIF</text:p>
      <text:p text:style-name="P18">27. &lt;ioStmt&gt; ===&gt; READ OP ID CL SEMICOLON</text:p>
      <text:p text:style-name="P18">28. &lt;ioStmt&gt; ===&gt; PRINT OP ID CL SEMICOLON</text:p>
      <text:p text:style-name="P18">29. &lt;assignmentStmt&gt; ===&gt; &lt;leftHandSide&gt; ASSIGNOP &lt;rightHandSide&gt; SEMICOLON</text:p>
      <text:p text:style-name="P18">30. &lt;leftHandSide&gt; ===&gt; ID</text:p>
      <text:p text:style-name="P18">31. &lt;leftHandSide&gt; ===&gt; SQO &lt;id_list&gt; SQC</text:p>
      <text:p text:style-name="P18">32. &lt;rightHandSide&gt; ===&gt; &lt;arithmeticExpression&gt;</text:p>
      <text:p text:style-name="P18">33. &lt;rightHandSide&gt; ===&gt; &lt;functionCall&gt;</text:p>
      <text:p text:style-name="P18">34. &lt;rightHandSide&gt; ===&gt; &lt;matrixExpression&gt;</text:p>
      <text:p text:style-name="P18">35. &lt;rightHandSide&gt; ===&gt; &lt;stringExpression&gt;</text:p>
      <text:p text:style-name="P18">36. &lt;id_list&gt; ===&gt; ID &lt;x3&gt;</text:p>
      <text:p text:style-name="P18">37. &lt;x3&gt; ===&gt; _epsilon_</text:p>
      <text:p text:style-name="P18"><text:soft-page-break/>38. &lt;x3&gt; ===&gt; COMMA &lt;id_list&gt;</text:p>
      <text:p text:style-name="P18">39. &lt;matrix&gt; ===&gt; SQO &lt;rowlist&gt; SQC</text:p>
      <text:p text:style-name="P18">40. &lt;rowlist&gt; ===&gt; &lt;numlist&gt; &lt;x4&gt;</text:p>
      <text:p text:style-name="P18">41. &lt;x4&gt; ===&gt; _epsilon_</text:p>
      <text:p text:style-name="P18">42. &lt;x4&gt; ===&gt; SEMICOLON &lt;rowlist&gt;</text:p>
      <text:p text:style-name="P18">43. &lt;numlist&gt; ===&gt; NUM &lt;x5&gt;</text:p>
      <text:p text:style-name="P18">44. &lt;x5&gt; ===&gt; _epsilon_</text:p>
      <text:p text:style-name="P18">45. &lt;x5&gt; ===&gt; COMMA &lt;numlist&gt;</text:p>
      <text:p text:style-name="P18">46. &lt;stringExpression&gt; ===&gt; &lt;str_or_id&gt; &lt;x6&gt;</text:p>
      <text:p text:style-name="P18">47. &lt;x6&gt; ===&gt; _epsilon_</text:p>
      <text:p text:style-name="P18">48. &lt;x6&gt; ===&gt; PLUS &lt;stringExpression&gt;</text:p>
      <text:p text:style-name="P18">49. &lt;str_or_id&gt; ===&gt; STR</text:p>
      <text:p text:style-name="P18">50. &lt;str_or_id&gt; ===&gt; ID</text:p>
      <text:p text:style-name="P18">51. &lt;matrix_or_id&gt; ===&gt; &lt;matrix&gt;</text:p>
      <text:p text:style-name="P18">52. &lt;matrix_or_id&gt; ===&gt; ID</text:p>
      <text:p text:style-name="P18">53. &lt;matrixExpression&gt; ===&gt; &lt;matrix_or_id&gt; &lt;x7&gt;</text:p>
      <text:p text:style-name="P18">54. &lt;x7&gt; ===&gt; _epsilon_</text:p>
      <text:p text:style-name="P18">55. &lt;x7&gt; ===&gt; &lt;mat_op&gt; &lt;matrixExpression&gt;</text:p>
      <text:p text:style-name="P18">56. &lt;mat_op&gt; ===&gt; PLUS</text:p>
      <text:p text:style-name="P18">57. &lt;mat_op&gt; ===&gt; MINUS</text:p>
      <text:p text:style-name="P18">58. &lt;arithmeticExpression&gt; ===&gt; &lt;term&gt; &lt;x8&gt;</text:p>
      <text:p text:style-name="P18">59. &lt;x8&gt; ===&gt; _epsilon_</text:p>
      <text:p text:style-name="P18">60. &lt;x8&gt; ===&gt; &lt;term_op&gt; &lt;arithmeticExpression&gt;</text:p>
      <text:p text:style-name="P18">61. &lt;term_op&gt; ===&gt; MINUS</text:p>
      <text:p text:style-name="P18">62. &lt;term_op&gt; ===&gt; PLUS</text:p>
      <text:p text:style-name="P18">63. &lt;term&gt; ===&gt; &lt;factor&gt; &lt;x9&gt;</text:p>
      <text:p text:style-name="P18">64. &lt;x9&gt; ===&gt; _epsilon_</text:p>
      <text:p text:style-name="P18">65. &lt;x9&gt; ===&gt; &lt;factor_op&gt; &lt;term&gt;</text:p>
      <text:p text:style-name="P18">66. &lt;factor_op&gt; ===&gt; MUL</text:p>
      <text:p text:style-name="P18">67. &lt;factor_op&gt; ===&gt; DIV</text:p>
      <text:p text:style-name="P18">68. &lt;factor&gt; ===&gt; &lt;aVar&gt;</text:p>
      <text:p text:style-name="P18">69. &lt;factor&gt; ===&gt; OP &lt;arithmeticExpression&gt; CL</text:p>
      <text:p text:style-name="P18">70. &lt;booleanExpression&gt; ===&gt; OP &lt;booleanExpression&gt; CL &lt;binLogicalOp&gt; OP &lt;booleanExpression&gt; CL</text:p>
      <text:p text:style-name="P18">71. &lt;booleanExpression&gt; ===&gt; NOT OP &lt;booleanExpression&gt; CL</text:p>
      <text:p text:style-name="P18">72. &lt;booleanExpression&gt; ===&gt; &lt;var&gt; &lt;relationalOp&gt; &lt;var&gt;</text:p>
      <text:p text:style-name="P18">73. &lt;binLogicalOp&gt; ===&gt; AND</text:p>
      <text:p text:style-name="P18">74. &lt;binLogicalOp&gt; ===&gt; OR</text:p>
      <text:p text:style-name="P18">75. &lt;relationalOp&gt; ===&gt; LT</text:p>
      <text:p text:style-name="P18">76. &lt;relationalOp&gt; ===&gt; LE</text:p>
      <text:p text:style-name="P18">77. &lt;relationalOp&gt; ===&gt; EQ</text:p>
      <text:p text:style-name="P18">78. &lt;relationalOp&gt; ===&gt; GT</text:p>
      <text:p text:style-name="P18">79. &lt;relationalOp&gt; ===&gt; GE</text:p>
      <text:p text:style-name="P18">80. &lt;relationalOp&gt; ===&gt; NE</text:p>
      <text:p text:style-name="P18">81. &lt;matrixElement&gt; ===&gt; ID SQO NUM COMMA NUM SQC</text:p>
      <text:p text:style-name="P18">82. &lt;var&gt; ===&gt; ID</text:p>
      <text:p text:style-name="P18">83. &lt;var&gt; ===&gt; NUM</text:p>
      <text:p text:style-name="P18">84. &lt;var&gt; ===&gt; RNUM</text:p>
      <text:p text:style-name="P18">85. &lt;var&gt; ===&gt; &lt;matrixElement&gt;</text:p>
      <text:p text:style-name="P18">86. &lt;aVar&gt; ===&gt; &lt;var&gt;</text:p>
      <text:p text:style-name="P18">87. &lt;aVar&gt; ===&gt; &lt;functionCall&gt;</text:p>
      <text:p text:style-name="P18">88. &lt;aVar&gt; ===&gt; SIZE ID</text:p>
      <text:p text:style-name="P18"/>
      <text:p text:style-name="P18"><text:soft-page-break/><text:span text:style-name="T8">FIRST SETS</text:span></text:p>
      <text:p text:style-name="P18"/>
      <text:p text:style-name="P2"><text:span text:style-name="T4">Note: First set of a terminal is the terminal itself. So it has not been mentioned here.</text:span></text:p>
      <text:p text:style-name="P18"/>
      <text:p text:style-name="P18">&lt;aVar&gt; : { ID , NUM , RNUM , ID , FUNID , SIZE }</text:p>
      <text:p text:style-name="P18">&lt;arithmeticExpression&gt; : { ID , NUM , RNUM , ID , FUNID , SIZE , OP }</text:p>
      <text:p text:style-name="P18">&lt;assignmentStmt&gt; : { ID , SQO }</text:p>
      <text:p text:style-name="P18">&lt;binLogicalOp&gt; : { AND , OR }</text:p>
      <text:p text:style-name="P18">&lt;booleanExpression&gt; : { OP , NOT , ID , NUM , RNUM , ID }</text:p>
      <text:p text:style-name="P18">&lt;declarationStmt&gt; : { INT , REAL , STRING , MATRIX }</text:p>
      <text:p text:style-name="P18">&lt;factor&gt; : { ID , NUM , RNUM , ID , FUNID , SIZE , OP }</text:p>
      <text:p text:style-name="P18">&lt;factor_op&gt; : { MUL , DIV }</text:p>
      <text:p text:style-name="P18">&lt;funCallStmt&gt; : { FUNID }</text:p>
      <text:p text:style-name="P18">&lt;functionCall&gt; : { FUNID }</text:p>
      <text:p text:style-name="P18">&lt;functionDef&gt; : { FUNCTION }</text:p>
      <text:p text:style-name="P18">&lt;id_list&gt; : { ID }</text:p>
      <text:p text:style-name="P18">&lt;ifStmt&gt; : { IF }</text:p>
      <text:p text:style-name="P18">&lt;ioStmt&gt; : { READ , PRINT }</text:p>
      <text:p text:style-name="P18">&lt;leftHandSide&gt; : { ID , SQO }</text:p>
      <text:p text:style-name="P18">&lt;mainFunction&gt; : { MAIN }</text:p>
      <text:p text:style-name="P18">&lt;mat_op&gt; : { PLUS , MINUS }</text:p>
      <text:p text:style-name="P18">&lt;matrix&gt; : { SQO }</text:p>
      <text:p text:style-name="P18">&lt;matrixElement&gt; : { ID }</text:p>
      <text:p text:style-name="P18">&lt;matrixExpression&gt; : { SQO , ID }</text:p>
      <text:p text:style-name="P18">&lt;matrix_or_id&gt; : { SQO , ID }</text:p>
      <text:p text:style-name="P18">&lt;numlist&gt; : { NUM }</text:p>
      <text:p text:style-name="P18">&lt;other_params&gt; : { _epsilon_ , COMMA }</text:p>
      <text:p text:style-name="P18">&lt;parameter_list&gt; : { _epsilon_ , INT , REAL , STRING , MATRIX }</text:p>
      <text:p text:style-name="P18">&lt;relationalOp&gt; : { LT , LE , EQ , GT , GE , NE }</text:p>
      <text:p text:style-name="P18">&lt;rightHandSide&gt; : {ID , NUM , RNUM , ID , FUNID , SIZE , OP , FUNID , SQO , ID , STR , ID }</text:p>
      <text:p text:style-name="P18">&lt;rowlist&gt; : { NUM }</text:p>
      <text:p text:style-name="P18">&lt;stmt&gt; : { FUNID , INT , REAL , STRING , MATRIX , IF , READ , PRINT , ID , SQO }</text:p>
      <text:p text:style-name="P18">&lt;stmtOrFunctionDef&gt; : { FUNID , INT , REAL , STRING , MATRIX , IF , READ , PRINT , ID , SQO , FUNCTION }</text:p>
      <text:p text:style-name="P18">&lt;stmtsAndFunctionDefs&gt; : { FUNID , INT , REAL , STRING , MATRIX , IF , READ , PRINT , ID , SQO , FUNCTION }</text:p>
      <text:p text:style-name="P18">&lt;str_or_id&gt; : { STR , ID }</text:p>
      <text:p text:style-name="P18">&lt;stringExpression&gt; : { STR , ID }</text:p>
      <text:p text:style-name="P18">&lt;term&gt; : { ID , NUM , RNUM , ID , FUNID , SIZE , OP }</text:p>
      <text:p text:style-name="P18">&lt;term_op&gt; : { MINUS , PLUS }</text:p>
      <text:p text:style-name="P18">&lt;type&gt; : { INT , REAL , STRING , MATRIX }</text:p>
      <text:p text:style-name="P18">&lt;var&gt; : { ID , NUM , RNUM , ID }</text:p>
      <text:p text:style-name="P18">&lt;x1&gt; : { _epsilon_ , FUNID , INT , REAL , STRING , MATRIX , IF , READ , PRINT , ID , SQO , FUNCTION }</text:p>
      <text:p text:style-name="P18">&lt;x2&gt; : { ENDIF , ELSE }</text:p>
      <text:p text:style-name="P18">&lt;x3&gt; : { _epsilon_ , COMMA }</text:p>
      <text:p text:style-name="P18">&lt;x4&gt; : { _epsilon_ , SEMICOLON }</text:p>
      <text:p text:style-name="P18">&lt;x5&gt; : { _epsilon_ , COMMA }</text:p>
      <text:p text:style-name="P18">&lt;x6&gt; : { _epsilon_ , PLUS }</text:p>
      <text:p text:style-name="P18"><text:soft-page-break/>&lt;x7&gt; : { _epsilon_ , PLUS , MINUS }</text:p>
      <text:p text:style-name="P18">&lt;x8&gt; : { _epsilon_ , MINUS , PLUS }</text:p>
      <text:p text:style-name="P18">&lt;x9&gt; : { _epsilon_ , MUL , DIV }</text:p>
      <text:p text:style-name="P19"><text:span text:style-name="T8"/></text:p>
      <text:p text:style-name="P19"><text:span text:style-name="T8">FOLLOW SETS</text:span></text:p>
      <text:p text:style-name="P6"/>
      <text:p text:style-name="P17">Note: Only those non terminals that derive null (_epsilon_) have been mentioned here</text:p>
      <text:p text:style-name="P9"/>
      <text:p text:style-name="P9">&lt;stmtsAndFunctionDefs&gt; : <text:span text:style-name="T1">{ END }</text:span></text:p>
      <text:p text:style-name="P10"><text:span text:style-name="T7">&lt;stmtOrFunctionDef&gt; </text:span>: { END }</text:p>
      <text:p text:style-name="P11">&lt;other_params&gt; : { <text:span text:style-name="T3">SQC </text:span>}</text:p>
      <text:p text:style-name="P11">&lt;parameter_list&gt; : { SQC }</text:p>
      <text:p text:style-name="P11">&lt;x1&gt; : { END }</text:p>
      <text:p text:style-name="P11">&lt;x2&gt; : { END }</text:p>
      <text:p text:style-name="P12">&lt;id_list&gt; : { SQC }</text:p>
      <text:p text:style-name="P11">&lt;x3&gt; : { SQC }</text:p>
      <text:p text:style-name="P11">&lt;x4&gt; : { SQC }</text:p>
      <text:p text:style-name="P13">&lt;rightHandSide&gt; : { SEMICOLON }</text:p>
      <text:p text:style-name="P13">&lt;stringExpression&gt; : { SEMICOLON }</text:p>
      <text:p text:style-name="P11">&lt;x5&gt; : { <text:span text:style-name="T2">SEMICOLON, SQC</text:span> }</text:p>
      <text:p text:style-name="P11">&lt;x6&gt; : { <text:span text:style-name="T2">SEMICOLON</text:span> }</text:p>
      <text:p text:style-name="P14">&lt;matrixExpression&gt; : { SEMICOLON }</text:p>
      <text:p text:style-name="P11">&lt;x7&gt; : { <text:span text:style-name="T2">SEMICOLON</text:span> }</text:p>
      <text:p text:style-name="P15">&lt;arithmeticExpression&gt; : { SEMICOLON }</text:p>
      <text:p text:style-name="P11">&lt;x8&gt; : { <text:span text:style-name="T2">SEMICOLON</text:span> }</text:p>
      <text:p text:style-name="P11">&lt;x9&gt; : { <text:span text:style-name="T2">MINUS, PLUS</text:span>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34:17.058619485</meta:creation-date>
    <dc:date>2018-02-09T18:12:51.038758773</dc:date>
    <meta:editing-duration>PT38M21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4" meta:paragraph-count="163" meta:word-count="1067" meta:character-count="5782" meta:non-whitespace-character-count="4877"/>
  </office:meta>
</office:document-meta>
</file>